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tyles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graphics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layout-cache" manifest:media-type="application/binary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content.xml" manifest:media-type="text/xml"/>
  <manifest:file-entry manifest:full-path="Object 1/Pictures/1000020100000116000000403D98CBDD1C5AAE18.png" manifest:media-type="image/png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2/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graphics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rsid="0017cc04" officeooo:paragraph-rsid="0017cc04"/>
    </style:style>
    <style:style style:name="P2" style:family="paragraph" style:parent-style-name="Standard">
      <style:text-properties officeooo:paragraph-rsid="0017cc04"/>
    </style:style>
    <style:style style:name="P3" style:family="paragraph" style:parent-style-name="Standard">
      <style:text-properties officeooo:rsid="001a5abc" officeooo:paragraph-rsid="001a5abc"/>
    </style:style>
    <style:style style:name="P4" style:family="paragraph" style:parent-style-name="Standard">
      <style:text-properties officeooo:paragraph-rsid="001a5abc"/>
    </style:style>
    <style:style style:name="P5" style:family="paragraph" style:parent-style-name="Standard">
      <style:text-properties officeooo:rsid="001ae5fa" officeooo:paragraph-rsid="001ae5fa"/>
    </style:style>
    <style:style style:name="P6" style:family="paragraph" style:parent-style-name="Standard">
      <style:text-properties officeooo:rsid="001e05f5" officeooo:paragraph-rsid="001e05f5"/>
    </style:style>
    <style:style style:name="P7" style:family="paragraph" style:parent-style-name="Standard">
      <style:text-properties officeooo:paragraph-rsid="00210b02"/>
    </style:style>
    <style:style style:name="P8" style:family="paragraph" style:parent-style-name="Standard">
      <style:text-properties officeooo:paragraph-rsid="0021a807"/>
    </style:style>
    <style:style style:name="P9" style:family="paragraph" style:parent-style-name="Standard">
      <style:text-properties officeooo:rsid="0022fe6b" officeooo:paragraph-rsid="0022fe6b"/>
    </style:style>
    <style:style style:name="P10" style:family="paragraph" style:parent-style-name="Standard">
      <style:text-properties officeooo:rsid="0025a0b0" officeooo:paragraph-rsid="0025a0b0"/>
    </style:style>
    <style:style style:name="P11" style:family="paragraph" style:parent-style-name="Standard">
      <style:text-properties officeooo:rsid="0027aeec" officeooo:paragraph-rsid="0027aeec"/>
    </style:style>
    <style:style style:name="P12" style:family="paragraph" style:parent-style-name="Standard">
      <style:text-properties officeooo:paragraph-rsid="0027aeec"/>
    </style:style>
    <style:style style:name="P13" style:family="paragraph" style:parent-style-name="Standard">
      <style:text-properties style:font-name="Liberation Serif1" officeooo:rsid="0022fe6b" officeooo:paragraph-rsid="00210b02"/>
    </style:style>
    <style:style style:name="P14" style:family="paragraph" style:parent-style-name="Standard">
      <style:text-properties style:font-name="Liberation Serif1" officeooo:rsid="0022fe6b" officeooo:paragraph-rsid="0022fe6b"/>
    </style:style>
    <style:style style:name="P15" style:family="paragraph" style:parent-style-name="Standard">
      <style:text-properties style:font-name="Liberation Serif1" officeooo:rsid="0027aeec" officeooo:paragraph-rsid="0027aeec"/>
    </style:style>
    <style:style style:name="P16" style:family="paragraph" style:parent-style-name="Standard">
      <style:text-properties style:font-name="Liberation Serif1" officeooo:rsid="002887f0" officeooo:paragraph-rsid="002887f0"/>
    </style:style>
    <style:style style:name="P17" style:family="paragraph" style:parent-style-name="Standard">
      <style:text-properties style:font-name="Liberation Serif1" officeooo:rsid="002a8a28" officeooo:paragraph-rsid="002a8a28"/>
    </style:style>
    <style:style style:name="P18" style:family="paragraph" style:parent-style-name="Standard">
      <style:text-properties style:font-name="Liberation Serif1" officeooo:rsid="002d5d64" officeooo:paragraph-rsid="002d5d64"/>
    </style:style>
    <style:style style:name="P19" style:family="paragraph" style:parent-style-name="Standard">
      <style:text-properties officeooo:rsid="002d5d64" officeooo:paragraph-rsid="002d5d64"/>
    </style:style>
    <style:style style:name="P20" style:family="paragraph" style:parent-style-name="Standard">
      <style:text-properties style:font-name="Liberation Serif1" officeooo:rsid="0022fe6b" officeooo:paragraph-rsid="0022fe6b"/>
    </style:style>
    <style:style style:name="P21" style:family="paragraph" style:parent-style-name="Standard">
      <style:text-properties style:font-name="Liberation Serif1" officeooo:rsid="002e0bb9" officeooo:paragraph-rsid="002e0bb9"/>
    </style:style>
    <style:style style:name="P22" style:family="paragraph" style:parent-style-name="Standard">
      <style:text-properties style:font-name="Liberation Serif1" officeooo:rsid="002f8be5" officeooo:paragraph-rsid="002f8be5"/>
    </style:style>
    <style:style style:name="P23" style:family="paragraph" style:parent-style-name="Standard">
      <style:text-properties officeooo:paragraph-rsid="0017cc04"/>
    </style:style>
    <style:style style:name="T1" style:family="text">
      <style:text-properties officeooo:rsid="0017cc04"/>
    </style:style>
    <style:style style:name="T2" style:family="text">
      <style:text-properties officeooo:rsid="001a5abc"/>
    </style:style>
    <style:style style:name="T3" style:family="text">
      <style:text-properties style:text-position="sub 58%" officeooo:rsid="001ae5fa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a5abc"/>
    </style:style>
    <style:style style:name="T6" style:family="text">
      <style:text-properties style:text-position="0% 100%" officeooo:rsid="001ae5fa"/>
    </style:style>
    <style:style style:name="T7" style:family="text">
      <style:text-properties style:text-position="0% 100%" officeooo:rsid="0027ff6a"/>
    </style:style>
    <style:style style:name="T8" style:family="text">
      <style:text-properties style:text-position="0% 100%" officeooo:rsid="0022fe6b"/>
    </style:style>
    <style:style style:name="T9" style:family="text">
      <style:text-properties officeooo:rsid="001ae5fa"/>
    </style:style>
    <style:style style:name="T10" style:family="text">
      <style:text-properties officeooo:rsid="001f1ec9"/>
    </style:style>
    <style:style style:name="T11" style:family="text">
      <style:text-properties officeooo:rsid="00210b02"/>
    </style:style>
    <style:style style:name="T12" style:family="text">
      <style:text-properties officeooo:rsid="0021a807"/>
    </style:style>
    <style:style style:name="T13" style:family="text">
      <style:text-properties officeooo:rsid="0022fe6b"/>
    </style:style>
    <style:style style:name="T14" style:family="text">
      <style:text-properties style:font-name="Liberation Serif1"/>
    </style:style>
    <style:style style:name="T15" style:family="text">
      <style:text-properties style:font-name="Liberation Serif1" officeooo:rsid="0022fe6b"/>
    </style:style>
    <style:style style:name="T16" style:family="text">
      <style:text-properties style:font-name="Liberation Serif1" officeooo:rsid="0027aeec"/>
    </style:style>
    <style:style style:name="T17" style:family="text">
      <style:text-properties style:font-name="Liberation Serif1" officeooo:rsid="0027ff6a"/>
    </style:style>
    <style:style style:name="T18" style:family="text">
      <style:text-properties officeooo:rsid="0027ff6a"/>
    </style:style>
    <style:style style:name="T19" style:family="text">
      <style:text-properties style:text-position="super 58%" officeooo:rsid="0027ff6a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officeooo:rsid="0031ea5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<text:span text:style-name="T1">Making a voi</text:span><text:span text:style-name="T22">c</text:span><text:span text:style-name="T1">e coil:</text:span></text:p>
      <text:p text:style-name="P1"/>
      <text:p text:style-name="P2"><text:span text:style-name="T1">Take a </text:span><text:span text:style-name="T9">Ferrite</text:span><text:span text:style-name="T1"> ring </text:span><text:span text:style-name="T2">of length=20mm, outer diameter=20mm, inner diameter=15mm.</text:span></text:p>
      <text:p text:style-name="P3">Place it in a coil of wire with 20 turns; current through wire =1A.</text:p>
      <text:p text:style-name="P3"/>
      <text:p text:style-name="P4"><draw:frame draw:style-name="fr4" draw:name="Object1" text:anchor-type="char" svg:x="0.7008in" svg:y="0.1571in" svg:width="5.4071in" svg:height="3.7402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Ferrite</text:span><text:span text:style-name="T2"> =&gt; </text:span><text:span text:style-name="T9">H</text:span><text:span text:style-name="T3">c</text:span><text:span text:style-name="T6">=60 Amp-turn/m, B</text:span><text:span text:style-name="T3">r</text:span><text:span text:style-name="T6"> = 0.15 Weber/sq.m</text:span></text:p>
      <text:p text:style-name="P5"><text:span text:style-name="T5">F</text:span><text:span text:style-name="T4">errite ring is saturated and fully magnetized.</text:span></text:p>
      <text:p text:style-name="P1"/>
      <text:p text:style-name="P1"/>
      <text:p text:style-name="P1"><draw:frame draw:style-name="fr4" draw:name="Object2" text:anchor-type="char" svg:x="0.0756in" svg:y="0.0035in" svg:width="5.5634in" svg:height="3.5008in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ct3" text:anchor-type="as-char" svg:y="-0.2689in" svg:width="4.3508in" svg:height="0.4626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text:soft-page-break/></text:p>
      <text:p text:style-name="P6">Pole piece: length = 20mm, diameter = 13mm. <text:span text:style-name="T10">Fe permeability: </text:span><text:span text:style-name="T10"><draw:frame draw:style-name="fr2" draw:name="Object5" text:anchor-type="as-char" svg:y="-0.172in" svg:width="0.8272in" svg:height="0.2138in" draw:z-index="6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6"/>
      <text:p text:style-name="P6"><draw:frame draw:style-name="fr2" draw:name="Object4" text:anchor-type="as-char" svg:y="-0.2689in" svg:width="2.5756in" svg:height="0.4425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"/>
      <text:p text:style-name="P11">Air gap:</text:p>
      <text:p text:style-name="P11"><draw:frame draw:style-name="fr2" draw:name="Object8" text:anchor-type="as-char" svg:y="-0.2689in" svg:width="3.0335in" svg:height="0.4425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1"/>
      <text:p text:style-name="P10">Flux in the air gap:</text:p>
      <text:p text:style-name="P10"><draw:frame draw:style-name="fr2" draw:name="Object7" text:anchor-type="as-char" svg:y="-0.2689in" svg:width="3.0161in" svg:height="0.4425in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6"/>
      <text:p text:style-name="P7"><text:span text:style-name="T11">Coil: </text:span><text:span text:style-name="T18">4</text:span><text:span text:style-name="T11">0 gauge (diameter 0.</text:span><text:span text:style-name="T18">08 </text:span><text:span text:style-name="T11">mm), </text:span><text:span text:style-name="T18">125</text:span><text:span text:style-name="T11"> turns. Length of coil=10mm.</text:span></text:p>
      <text:p text:style-name="P19"/>
      <text:p text:style-name="P8"><text:span text:style-name="T12">Diameter of coil = </text:span><text:span text:style-name="T13">14 </text:span><text:span text:style-name="T18">x </text:span><text:span text:style-name="T7">10</text:span><text:span text:style-name="T19">-3 </text:span><text:span text:style-name="T8">m</text:span><text:span text:style-name="T13">. Length of wire=</text:span><text:span text:style-name="T18">1</text:span><text:span text:style-name="T13">.</text:span><text:span text:style-name="T18">75 </text:span><text:span text:style-name="T13">m</text:span></text:p>
      <text:p text:style-name="P7"/>
      <text:p text:style-name="P7"><text:span text:style-name="T11">Resistance of coil = </text:span><text:span text:style-name="T18">5.</text:span><text:span text:style-name="T13">8 </text:span><text:span text:style-name="T15">Ω</text:span></text:p>
      <text:p text:style-name="P13"/>
      <text:p text:style-name="P9"><text:span text:style-name="T14">Inductance </text:span><text:span text:style-name="T17">(iron core)</text:span><text:span text:style-name="T14">: </text:span><text:span text:style-name="T14"><draw:frame draw:style-name="fr2" draw:name="Object6" text:anchor-type="as-char" svg:y="-0.2681in" svg:width="3.4217in" svg:height="0.4402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4"/>
      <text:p text:style-name="P14"><draw:frame draw:style-name="fr3" draw:name="Object10" text:anchor-type="char" svg:x="0.628in" svg:y="0.1898in" svg:width="4.1154in" svg:height="1.261in" draw:z-index="4"><draw:object xlink:href="./Object 10" xlink:type="simple" xlink:show="embed" xlink:actuate="onLoad"/><draw:image xlink:href="./ObjectReplacements/Object 10" xlink:type="simple" xlink:show="embed" xlink:actuate="onLoad"/></draw:frame></text:p>
      <text:p text:style-name="P14"/>
      <text:p text:style-name="P14"/>
      <text:p text:style-name="P14"/>
      <text:p text:style-name="P15"><text:span text:style-name="T21">Static case</text:span>:</text:p>
      <text:p text:style-name="P15"/>
      <text:p text:style-name="P12"><text:span text:style-name="T16">Excitation voltage = </text:span><text:span text:style-name="T17">6</text:span><text:span text:style-name="T16">V</text:span></text:p>
      <text:p text:style-name="P12"><text:span text:style-name="T16">Current = </text:span><text:span text:style-name="T17">1</text:span><text:span text:style-name="T16">.</text:span><text:span text:style-name="T17">03</text:span><text:span text:style-name="T16"> A</text:span></text:p>
      <text:p text:style-name="P11"><text:span text:style-name="T14">Force: </text:span><text:span text:style-name="T14"><draw:frame draw:style-name="fr2" draw:name="Object9" text:anchor-type="as-char" svg:y="-0.1484in" svg:width="1.098in" svg:height="0.1839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4"/>
      <text:p text:style-name="P14"/>
      <text:p text:style-name="P16"><text:span text:style-name="T20">Dynamic Case</text:span>:</text:p>
      <text:p text:style-name="P16"/>
      <text:p text:style-name="P17">Excitation voltage is time varying: V(t)</text:p>
      <text:p text:style-name="P17"/>
      <text:p text:style-name="P18">Current: <draw:frame draw:style-name="fr2" draw:name="Object12" text:anchor-type="as-char" svg:y="-0.2598in" svg:width="1.6374in" svg:height="0.4083in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18"><text:s/><draw:frame draw:style-name="fr2" draw:name="Object11" text:anchor-type="as-char" svg:y="-0.2598in" svg:width="1.4756in" svg:height="0.4374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6"/>
      <text:p text:style-name="P21"><text:soft-page-break/>When coil is moving, EMF due to moving conductor in magnetic field:</text:p>
      <text:p text:style-name="P21"/>
      <text:p text:style-name="P21"><draw:frame draw:style-name="fr2" draw:name="Object13" text:anchor-type="as-char" svg:y="-0.152in" svg:width="1.2063in" svg:height="0.2134in" draw:z-index="11"><draw:object xlink:href="./Object 13" xlink:type="simple" xlink:show="embed" xlink:actuate="onLoad"/><draw:image xlink:href="./ObjectReplacements/Object 13" xlink:type="simple" xlink:show="embed" xlink:actuate="onLoad"/></draw:frame></text:p>
      <text:p text:style-name="P21"/>
      <text:p text:style-name="P21"/>
      <text:p text:style-name="P21"><draw:frame draw:style-name="fr2" draw:name="Object14" text:anchor-type="as-char" svg:y="-0.2339in" svg:width="2.2626in" svg:height="0.4339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21"/>
      <text:p text:style-name="P21"/>
      <text:p text:style-name="P22">Velocity of movement can be determined from the mechanics:</text:p>
      <text:p text:style-name="P22"/>
      <text:p text:style-name="P22"><draw:frame draw:style-name="fr1" draw:name="Object15" text:anchor-type="as-char" svg:y="-0.4807in" svg:width="2.3492in" svg:height="0.9256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22"><draw:frame draw:style-name="fr1" draw:name="Object16" text:anchor-type="as-char" svg:y="-0.2925in" svg:width="3.5335in" svg:height="0.4661in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22"><draw:frame draw:style-name="fr1" draw:name="Object17" text:anchor-type="as-char" svg:y="-0.152in" svg:width="1.8327in" svg:height="0.2134in" draw:z-index="16"><draw:object xlink:href="./Object 17" xlink:type="simple" xlink:show="embed" xlink:actuate="onLoad"/><draw:image xlink:href="./ObjectReplacements/Object 17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uresh Devasahayam</meta:initial-creator>
    <meta:creation-date>2021-02-07T21:52:20.202010178</meta:creation-date>
    <dc:date>2021-02-08T08:46:57.013418548</dc:date>
    <dc:creator>Suresh Devasahayam</dc:creator>
    <meta:editing-duration>PT1H13M8S</meta:editing-duration>
    <meta:editing-cycles>19</meta:editing-cycles>
    <meta:generator>LibreOffice/6.4.5.2$Linux_X86_64 LibreOffice_project/40$Build-2</meta:generator>
    <meta:document-statistic meta:table-count="0" meta:image-count="0" meta:object-count="17" meta:page-count="3" meta:paragraph-count="31" meta:word-count="133" meta:character-count="764" meta:non-whitespace-character-count="647"/>
  </office:meta>
</office:document-meta>
</file>

<file path=Object 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SC Regular" svg:font-family="'Noto Sans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fo:min-height="0.762cm"/>
      <style:paragraph-properties style:writing-mode="lr-tb"/>
    </style:style>
    <style:style style:name="gr2" style:family="graphic" style:parent-style-name="standard">
      <style:graphic-properties draw:fill-color="#cccccc" draw:textarea-horizontal-align="center" draw:textarea-vertical-align="middle"/>
    </style:style>
    <style:style style:name="gr3" style:family="graphic" style:parent-style-name="standard">
      <style:graphic-properties draw:stroke="none" draw:fill-color="#cccccc" draw:textarea-horizontal-align="center" draw:textarea-vertical-align="middle"/>
    </style:style>
    <style:style style:name="gr4" style:family="graphic" style:parent-style-name="standard">
      <style:graphic-properties draw:fill-color="#b3b3b3" draw:textarea-horizontal-align="center" draw:textarea-vertical-align="middle"/>
    </style:style>
    <style:style style:name="gr5" style:family="graphic" style:parent-style-name="standard">
      <style:graphic-properties draw:fill-color="#ffffff" draw:textarea-horizontal-align="center" draw:textarea-vertical-align="middle"/>
    </style:style>
    <style:style style:name="gr6" style:family="graphic" style:parent-style-name="objectwithoutfill">
      <style:graphic-properties draw:stroke="none" draw:fill="solid" draw:fill-color="#b3b3b3" draw:textarea-horizontal-align="center" draw:textarea-vertical-align="middle"/>
    </style:style>
    <style:style style:name="gr7" style:family="graphic" style:parent-style-name="standard">
      <style:graphic-properties draw:fill="none" draw:fill-color="#ffffff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2cm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873cm" fo:min-width="0.603cm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loext:graphic-properties draw:fill="solid" draw:fill-color="#ffffff"/>
      <style:paragraph-properties style:writing-mode="lr-tb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b3b3b3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solid" draw:fill-color="#b3b3b3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text-position="0% 100%" style:font-name="Times New Roman" fo:font-size="16pt" fo:font-style="italic" style:font-size-asian="16pt" style:font-style-asian="italic" style:font-size-complex="16pt" style:font-style-complex="italic"/>
    </style:style>
    <style:style style:name="T2" style:family="text">
      <style:text-properties style:text-position="-33% 58%" style:font-name="Times New Roman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32cm" svg:height="1.012cm" svg:x="11.433cm" svg:y="9.235cm">
          <draw:text-box>
            <text:p><text:span text:style-name="T1">l</text:span><text:span text:style-name="T2">m</text:span></text:p>
          </draw:text-box>
        </draw:frame>
        <draw:ellipse draw:style-name="gr2" draw:text-style-name="P2" draw:layer="layout" svg:width="6.072cm" svg:height="1.274cm" svg:x="14.018cm" svg:y="7.828cm">
          <text:p/>
        </draw:ellipse>
        <draw:rect draw:style-name="gr3" draw:text-style-name="P2" draw:layer="layout" svg:width="6.107cm" svg:height="2.424cm" svg:x="14.017cm" svg:y="6.058cm">
          <text:p/>
        </draw:rect>
        <draw:ellipse draw:style-name="gr4" draw:text-style-name="P3" draw:layer="layout" svg:width="6.072cm" svg:height="1.274cm" svg:x="14.017cm" svg:y="5.421cm">
          <text:p/>
        </draw:ellipse>
        <draw:ellipse draw:style-name="gr5" draw:text-style-name="P4" draw:layer="layout" svg:width="4.337cm" svg:height="0.659cm" svg:x="14.919cm" svg:y="5.715cm">
          <text:p/>
        </draw:ellipse>
        <draw:path draw:style-name="gr6" draw:text-style-name="P5" draw:layer="layout" svg:width="3.288cm" svg:height="0.164cm" svg:x="15.57cm" svg:y="6.304cm" svg:viewBox="0 0 3289 165" svg:d="M0 0c724 82 1807 103 1807 103l867-82 615-21v165h-3217l37-144z">
          <text:p/>
        </draw:path>
        <draw:ellipse draw:style-name="gr7" draw:text-style-name="P6" draw:layer="layout" svg:width="4.337cm" svg:height="0.659cm" svg:x="14.919cm" svg:y="5.715cm">
          <text:p/>
        </draw:ellipse>
        <draw:line draw:style-name="gr8" draw:text-style-name="P7" draw:layer="layout" svg:x1="14.017cm" svg:y1="6.14cm" svg:x2="14.017cm" svg:y2="8.523cm">
          <text:p/>
        </draw:line>
        <draw:line draw:style-name="gr8" draw:text-style-name="P7" draw:layer="layout" svg:x1="20.088cm" svg:y1="6.14cm" svg:x2="20.099cm" svg:y2="8.524cm">
          <text:p/>
        </draw:line>
        <draw:line draw:style-name="gr8" draw:text-style-name="P7" draw:layer="layout" svg:x1="14.031cm" svg:y1="8.74cm" svg:x2="14.031cm" svg:y2="8.579cm">
          <text:p/>
        </draw:line>
        <draw:line draw:style-name="gr8" draw:text-style-name="P7" draw:layer="layout" svg:x1="20.071cm" svg:y1="8.741cm" svg:x2="20.084cm" svg:y2="8.339cm">
          <text:p/>
        </draw:line>
        <draw:line draw:style-name="gr8" draw:text-style-name="P7" draw:layer="layout" svg:x1="14.031cm" svg:y1="8.579cm" svg:x2="14.031cm" svg:y2="8.78cm">
          <text:p/>
        </draw:line>
        <draw:frame draw:style-name="gr9" draw:text-style-name="P8" draw:layer="layout" svg:width="7.559cm" svg:height="1.739cm" draw:transform="rotate (0.0673697091269811) translate (13.079cm 6.273cm)">
          <draw:image xlink:href="Pictures/1000020100000116000000403D98CBDD1C5AAE18.png" xlink:type="simple" xlink:show="embed" xlink:actuate="onLoad" loext:mime-type="image/png">
            <text:p/>
          </draw:image>
        </draw:frame>
        <draw:frame draw:style-name="gr9" draw:text-style-name="P8" draw:layer="layout" svg:width="7.559cm" svg:height="1.739cm" draw:transform="rotate (0.0673697091269811) translate (13.08cm 6.674cm)">
          <draw:image xlink:href="Pictures/1000020100000116000000403D98CBDD1C5AAE18.png" xlink:type="simple" xlink:show="embed" xlink:actuate="onLoad" loext:mime-type="image/png">
            <text:p/>
          </draw:image>
        </draw:frame>
        <draw:frame draw:style-name="gr9" draw:text-style-name="P8" draw:layer="layout" svg:width="7.559cm" svg:height="1.739cm" draw:transform="rotate (0.0673697091269811) translate (13.081cm 7.075cm)">
          <draw:image xlink:href="Pictures/1000020100000116000000403D98CBDD1C5AAE18.png" xlink:type="simple" xlink:show="embed" xlink:actuate="onLoad" loext:mime-type="image/png">
            <text:p/>
          </draw:image>
        </draw:frame>
        <draw:path draw:style-name="gr10" draw:text-style-name="P8" draw:layer="layout" svg:width="3.389cm" svg:height="4.695cm" draw:transform="rotate (-3.03425490459214) translate (15.959cm 10.834cm)" svg:viewBox="0 0 3390 4696" svg:d="M1415 4662c1533 222 1590-724 1590-724l385-3573-3390-365">
          <text:p/>
        </draw:path>
        <draw:path draw:style-name="gr10" draw:text-style-name="P8" draw:layer="layout" svg:width="3.245cm" svg:height="3.813cm" draw:transform="skewX (-0.156381500978692) rotate (-0.592190215201677) translate (19.0421360123299cm 7.33337778968101cm)" svg:viewBox="0 0 3246 3814" svg:d="M1298 143c863-523 1361 558 1361 558l587 1139-3246 1974">
          <text:p/>
        </draw:path>
        <draw:custom-shape draw:style-name="gr11" draw:text-style-name="P8" draw:layer="layout" svg:width="1.559cm" svg:height="1.587cm" svg:x="15.987cm" svg:y="10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2" draw:text-style-name="P8" draw:layer="layout" svg:width="0.385cm" svg:height="0.289cm" draw:transform="rotate (1.32575209981489) translate (16.460999993032cm 10.9169999982575cm)" svg:viewBox="0 0 386 290" svg:d="M0 0c804 0 101 290 101 290">
            <text:p/>
          </draw:path>
          <draw:path draw:style-name="gr12" draw:text-style-name="P8" draw:layer="layout" svg:width="0.385cm" svg:height="0.289cm" draw:transform="rotate (1.8149678891489) translate (16.854216140768cm 11.1371476977538cm)" svg:viewBox="0 0 386 290" svg:d="M386 0c-804 1-102 290-102 290">
            <text:p/>
          </draw:path>
        </draw:g>
      </draw:page>
    </office:drawing>
  </office:body>
</office:document-content>
</file>

<file path=Object 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SC Regular" svg:font-family="'Noto Sans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ZW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0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04cm"/>
      <style:paragraph-properties style:writing-mode="lr-tb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marker-start="Arrow" draw:marker-start-width="0.152cm" draw:marker-end="Arrow" draw:marker-end-width="0.15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solid" draw:fill-color="#ffffff" fo:min-height="0.471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ffff" fo:min-height="0.57cm"/>
      <style:paragraph-properties style:writing-mode="lr-tb"/>
    </style:style>
    <style:style style:name="gr7" style:family="graphic" style:parent-style-name="standard">
      <style:graphic-properties draw:marker-end="Arrow" draw:marker-end-width="0.152cm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Times New Roman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style:writing-mode="lr-tb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-33% 58%" style:font-name="Times New Roman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text-position="0% 100%" style:font-name="Times New Roman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text-position="-33% 58%"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529cm" svg:height="1.323cm" svg:x="4.662cm" svg:y="1.686cm">
          <text:p/>
        </draw:rect>
        <draw:frame draw:style-name="gr2" draw:text-style-name="P2" draw:layer="layout" svg:width="2.19cm" svg:height="1.29cm" svg:x="5.296cm" svg:y="1.924cm">
          <draw:text-box>
            <text:p><text:span text:style-name="T1">Z</text:span><text:span text:style-name="T2">c</text:span><text:span text:style-name="T3">=R+Ls</text:span></text:p>
          </draw:text-box>
        </draw:frame>
        <draw:polyline draw:style-name="gr3" draw:text-style-name="P1" draw:layer="layout" svg:width="3.189cm" svg:height="0.306cm" svg:x="1.71cm" svg:y="1.422cm" svg:viewBox="0 0 3190 307" draw:points="0,0 3190,0 3190,307">
          <text:p/>
        </draw:polyline>
        <draw:polyline draw:style-name="gr3" draw:text-style-name="P1" draw:layer="layout" svg:width="3.095cm" svg:height="0.263cm" draw:transform="rotate (-3.14159265358979) translate (4.90000000000063cm 3.286cm)" svg:viewBox="0 0 3096 264" draw:points="3096,0 0,0 0,264">
          <text:p/>
        </draw:polyline>
        <draw:line draw:style-name="gr4" draw:text-style-name="P3" draw:layer="layout" svg:x1="1.936cm" svg:y1="1.448cm" svg:x2="1.936cm" svg:y2="3.248cm">
          <text:p/>
        </draw:line>
        <draw:frame draw:style-name="gr5" draw:text-style-name="P4" draw:layer="layout" svg:width="1.059cm" svg:height="0.721cm" svg:x="1.565cm" svg:y="2.005cm">
          <draw:text-box>
            <text:p><text:span text:style-name="T3">V</text:span></text:p>
          </draw:text-box>
        </draw:frame>
        <draw:frame draw:style-name="gr6" draw:text-style-name="P4" draw:layer="layout" svg:width="1.059cm" svg:height="0.82cm" svg:x="3.022cm" svg:y="1.539cm">
          <draw:text-box>
            <text:p><text:span text:style-name="T3">I</text:span><text:span text:style-name="T4">c</text:span></text:p>
          </draw:text-box>
        </draw:frame>
        <draw:line draw:style-name="gr7" draw:text-style-name="P3" draw:layer="layout" svg:x1="3.487cm" svg:y1="1.729cm" svg:x2="4.175cm" svg:y2="1.729cm">
          <text:p/>
        </draw:line>
      </draw:page>
    </office:drawing>
  </office:body>
</office:document-content>
</file>

<file path=Object 10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1/content.xml><?xml version="1.0" encoding="utf-8"?>
<math xmlns="http://www.w3.org/1998/Math/MathML" display="block">
  <semantics>
    <mrow>
      <mi>I</mi>
      <mrow>
        <mrow>
          <mo fence="true" stretchy="false">(</mo>
          <mrow>
            <mi>s</mi>
          </mrow>
          <mo fence="true" stretchy="false">)</mo>
        </mrow>
        <mo stretchy="false">=</mo>
        <mfrac>
          <mrow>
            <mi>V</mi>
            <mrow>
              <mo fence="true" stretchy="false">(</mo>
              <mrow>
                <mi>s</mi>
              </mrow>
              <mo fence="true" stretchy="false">)</mo>
            </mrow>
          </mrow>
          <mrow>
            <mi>R</mi>
            <mo stretchy="false">+</mo>
            <mi mathvariant="italic">Ls</mi>
          </mrow>
        </mfrac>
        <mo stretchy="false">=</mo>
        <mfrac>
          <mrow>
            <mi>V</mi>
            <mrow>
              <mo fence="true" stretchy="false">(</mo>
              <mrow>
                <mi>s</mi>
              </mrow>
              <mo fence="true" stretchy="false">)</mo>
            </mrow>
          </mrow>
          <mrow>
            <msub>
              <mi>Z</mi>
              <mi>e</mi>
            </msub>
            <mrow>
              <mo fence="true" stretchy="false">(</mo>
              <mrow>
                <mi>s</mi>
              </mrow>
              <mo fence="true" stretchy="false">)</mo>
            </mrow>
          </mrow>
        </mfrac>
      </mrow>
    </mrow>
    <annotation encoding="StarMath 5.0">I( s ) = { V(s) } over { R+Ls } = {V( s )} over {Z_e( s )}</annotation>
  </semantics>
</math>
</file>

<file path=Object 12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i>R</mi>
      </mrow>
      <mspace width="2em"/>
      <mi>I</mi>
      <mrow>
        <mrow>
          <mo fence="true" stretchy="false">(</mo>
          <mrow>
            <mi>t</mi>
          </mrow>
          <mo fence="true" stretchy="false">)</mo>
        </mrow>
        <mo stretchy="false">+</mo>
        <mi>L</mi>
      </mrow>
      <mfrac>
        <mrow>
          <mi mathvariant="italic">dI</mi>
          <mrow>
            <mo fence="true" stretchy="false">(</mo>
            <mrow>
              <mi>t</mi>
            </mrow>
            <mo fence="true" stretchy="false">)</mo>
          </mrow>
        </mrow>
        <mi mathvariant="italic">dt</mi>
      </mfrac>
    </mrow>
    <annotation encoding="StarMath 5.0">V( t ) = R~I( t )+L { dI(t) } over { dt }</annotation>
  </semantics>
</math>
</file>

<file path=Object 13/content.xml><?xml version="1.0" encoding="utf-8"?>
<math xmlns="http://www.w3.org/1998/Math/MathML" display="block">
  <semantics>
    <mrow>
      <msub>
        <mi>V</mi>
        <mi>b</mi>
      </msub>
      <mrow>
        <mrow>
          <mo fence="true" stretchy="false">(</mo>
          <mrow>
            <mi>s</mi>
          </mrow>
          <mo fence="true" stretchy="false">)</mo>
        </mrow>
        <mo stretchy="false">=</mo>
        <msub>
          <mi>B</mi>
          <mi>g</mi>
        </msub>
      </mrow>
      <msub>
        <mi>l</mi>
        <mi>c</mi>
      </msub>
      <mi>u</mi>
      <mrow>
        <mo fence="true" stretchy="false">(</mo>
        <mrow>
          <mi>s</mi>
        </mrow>
        <mo fence="true" stretchy="false">)</mo>
      </mrow>
    </mrow>
    <annotation encoding="StarMath 5.0">V_b (s)=B_g l_c u(s) </annotation>
  </semantics>
</math>
</file>

<file path=Object 14/content.xml><?xml version="1.0" encoding="utf-8"?>
<math xmlns="http://www.w3.org/1998/Math/MathML" display="block">
  <semantics>
    <mtable>
      <mtr>
        <mtd>
          <mrow>
            <mi>V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sub>
                <mi>V</mi>
                <mi>e</mi>
              </msub>
            </mrow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+</mo>
              <msub>
                <mi>V</mi>
                <mi>b</mi>
              </msub>
            </mrow>
            <mrow>
              <mo fence="true" stretchy="false">(</mo>
              <mrow>
                <mi>s</mi>
              </mrow>
              <mo fence="true" stretchy="false">)</mo>
            </mrow>
          </mrow>
        </mtd>
      </mtr>
      <mtr>
        <mtd>
          <mrow>
            <mrow>
              <mspace width="20em"/>
              <mo stretchy="false">=</mo>
              <mrow>
                <mi>I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row>
              <mrow>
                <msub>
                  <mi>Z</mi>
                  <mi>e</mi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  <mo stretchy="false">+</mo>
              <msub>
                <mi>B</mi>
                <mi>g</mi>
              </msub>
            </mrow>
            <msub>
              <mi>l</mi>
              <mi>c</mi>
            </msub>
            <mi>u</mi>
            <mrow>
              <mo fence="true" stretchy="false">(</mo>
              <mrow>
                <mi>s</mi>
              </mrow>
              <mo fence="true" stretchy="false">)</mo>
            </mrow>
          </mrow>
        </mtd>
      </mtr>
    </mtable>
    <annotation encoding="StarMath 5.0">V(s) = V_e(s) + V_b (s) newline ~~~~~~~~~~= {I(s)} {Z_e(s)} + B_g l_c u(s)</annotation>
  </semantics>
</math>
</file>

<file path=Object 1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m</mi>
            </mrow>
            <mover accent="true">
              <mi>u</mi>
              <mo stretchy="false">˙</mo>
            </mover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sub>
                <mi>k</mi>
                <mi>b</mi>
              </msub>
            </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sub>
                <mi>k</mi>
                <mn>1</mn>
              </msub>
            </mrow>
            <mrow>
              <mo stretchy="false">∫</mo>
              <mi>u</mi>
            </mrow>
            <mrow>
              <mo fence="true" stretchy="false">(</mo>
              <mrow>
                <mi>t</mi>
              </mrow>
              <mo fence="true" stretchy="false">)</mo>
            </mrow>
            <mi mathvariant="italic">dt</mi>
          </mrow>
        </mtd>
      </mtr>
      <mtr>
        <mtd>
          <mrow>
            <mi>u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/</mo>
              <mrow>
                <mo fence="true" stretchy="false">[</mo>
                <mrow>
                  <mrow>
                    <mi mathvariant="italic">ms</mi>
                    <mo stretchy="false">+</mo>
                    <msub>
                      <mi>k</mi>
                      <mi>b</mi>
                    </msub>
                    <mo stretchy="false">+</mo>
                    <mrow>
                      <msub>
                        <mi>k</mi>
                        <mn>1</mn>
                      </msub>
                      <mo stretchy="false">/</mo>
                      <mi>s</mi>
                    </mrow>
                  </mrow>
                </mrow>
                <mo fence="true" stretchy="false">]</mo>
              </mrow>
            </mrow>
          </mrow>
        </mtd>
      </mtr>
      <mtr>
        <mtd>
          <mrow>
            <mi>u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frac>
                <mrow>
                  <msub>
                    <mi>B</mi>
                    <mi>g</mi>
                  </msub>
                  <msub>
                    <mi>l</mi>
                    <mi>c</mi>
                  </msub>
                  <mi>I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row>
                  <mi mathvariant="italic">ms</mi>
                  <mo stretchy="false">+</mo>
                  <msub>
                    <mi>k</mi>
                    <mi>b</mi>
                  </msub>
                  <mo stretchy="false">+</mo>
                  <mrow>
                    <msub>
                      <mi>k</mi>
                      <mn>1</mn>
                    </msub>
                    <mo stretchy="false">/</mo>
                    <mi>s</mi>
                  </mrow>
                </mrow>
              </mfrac>
            </mrow>
          </mrow>
        </mtd>
      </mtr>
    </mtable>
    <annotation encoding="StarMath 5.0">F(t) = m dot u(t) + k_b u(t) + k_1 int u(t) dt newline
u(s) = F(s)/[ms+k_b +k_1 /s] newline
u(s) = {B_g l_c I(s)} over{ms+k_b +k_1 /s}</annotation>
  </semantics>
</math>
</file>

<file path=Object 16/content.xml><?xml version="1.0" encoding="utf-8"?>
<math xmlns="http://www.w3.org/1998/Math/MathML" display="block">
  <semantics>
    <mrow>
      <mi>V</mi>
      <mrow>
        <mrow>
          <mo fence="true" stretchy="false">(</mo>
          <mrow>
            <mi>s</mi>
          </mrow>
          <mo fence="true" stretchy="false">)</mo>
        </mrow>
        <mo stretchy="false">=</mo>
        <msub>
          <mi>V</mi>
          <mi>e</mi>
        </msub>
      </mrow>
      <mrow>
        <mrow>
          <mo fence="true" stretchy="false">(</mo>
          <mrow>
            <mi>s</mi>
          </mrow>
          <mo fence="true" stretchy="false">)</mo>
        </mrow>
        <mo stretchy="false">+</mo>
        <msub>
          <mi>V</mi>
          <mi>b</mi>
        </msub>
      </mrow>
      <mrow>
        <mrow>
          <mo fence="true" stretchy="false">(</mo>
          <mrow>
            <mi>s</mi>
          </mrow>
          <mo fence="true" stretchy="false">)</mo>
        </mrow>
        <mo stretchy="false">=</mo>
        <mrow>
          <mi>I</mi>
          <mrow>
            <mo fence="true" stretchy="false">(</mo>
            <mrow>
              <mi>s</mi>
            </mrow>
            <mo fence="true" stretchy="false">)</mo>
          </mrow>
        </mrow>
      </mrow>
      <mrow>
        <mrow>
          <msub>
            <mi>Z</mi>
            <mi>e</mi>
          </msub>
          <mrow>
            <mo fence="true" stretchy="false">(</mo>
            <mrow>
              <mi>s</mi>
            </mrow>
            <mo fence="true" stretchy="false">)</mo>
          </mrow>
        </mrow>
        <mo stretchy="false">+</mo>
        <mi>I</mi>
      </mrow>
      <mrow>
        <mo fence="true" stretchy="false">(</mo>
        <mrow>
          <mi>s</mi>
        </mrow>
        <mo fence="true" stretchy="false">)</mo>
      </mrow>
      <mfrac>
        <mrow>
          <msubsup>
            <mi>B</mi>
            <mi>g</mi>
            <mn>2</mn>
          </msubsup>
          <msubsup>
            <mi>l</mi>
            <mi>c</mi>
            <mn>2</mn>
          </msubsup>
        </mrow>
        <mrow>
          <mi mathvariant="italic">ms</mi>
          <mo stretchy="false">+</mo>
          <msub>
            <mi>k</mi>
            <mi>b</mi>
          </msub>
          <mo stretchy="false">+</mo>
          <mrow>
            <msub>
              <mi>k</mi>
              <mn>1</mn>
            </msub>
            <mo stretchy="false">/</mo>
            <mi>s</mi>
          </mrow>
        </mrow>
      </mfrac>
    </mrow>
    <annotation encoding="StarMath 5.0">V(s) = V_e(s) + V_b (s)= {I(s)} {Z_e(s)} + I(s) {B_g ^2 l_c ^2} over {ms + k_b + k_1/s}</annotation>
  </semantics>
</math>
</file>

<file path=Object 17/content.xml><?xml version="1.0" encoding="utf-8"?>
<math xmlns="http://www.w3.org/1998/Math/MathML" display="block">
  <semantics>
    <mrow>
      <mi>V</mi>
      <mrow>
        <mrow>
          <mo fence="true" stretchy="false">(</mo>
          <mrow>
            <mi>s</mi>
          </mrow>
          <mo fence="true" stretchy="false">)</mo>
        </mrow>
        <mo stretchy="false">=</mo>
        <mi>I</mi>
      </mrow>
      <mrow>
        <mo fence="true" stretchy="false">(</mo>
        <mrow>
          <mi>s</mi>
        </mrow>
        <mo fence="true" stretchy="false">)</mo>
      </mrow>
      <mrow>
        <mo fence="true" stretchy="false">[</mo>
        <mrow>
          <mrow>
            <msub>
              <mi>Z</mi>
              <mi>e</mi>
            </msub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+</mo>
              <msub>
                <mi>Z</mi>
                <mi>m</mi>
              </msub>
            </mrow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]</mo>
      </mrow>
    </mrow>
    <annotation encoding="StarMath 5.0">V( s )=I( s )[ Z_e(s)+Z_m(s) ]</annotation>
  </semantics>
</math>
</file>

<file path=Object 2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18cm"/>
      <style:paragraph-properties style:writing-mode="lr-tb"/>
    </style:style>
    <style:style style:name="gr5" style:family="graphic" style:parent-style-name="standard">
      <style:graphic-properties draw:marker-end="Arrow" draw:marker-end-width="0.20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198cm"/>
      <style:paragraph-properties style:writing-mode="lr-tb"/>
    </style:style>
    <style:style style:name="gr7" style:family="graphic" style:parent-style-name="objectwithoutfill">
      <style:graphic-properties draw:stroke="dash" draw:stroke-dash="Long_20_Dash" draw:fill="none"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2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" style:family="text">
      <style:text-properties style:text-position="-33% 58%" style:font-name="Times New Roman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text-position="0% 100%" style:font-name="Times New Roman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text-position="0% 100%" style:font-name="Times New Roman"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562cm" svg:y1="2.118cm" svg:x2="6.562cm" svg:y2="7.568cm">
          <text:p/>
        </draw:line>
        <draw:line draw:style-name="gr1" draw:text-style-name="P1" draw:layer="layout" svg:x1="3.149cm" svg:y1="4.896cm" svg:x2="10.16cm" svg:y2="4.896cm">
          <text:p/>
        </draw:line>
        <draw:path draw:style-name="gr2" draw:text-style-name="P2" draw:layer="layout" svg:width="4.047cm" svg:height="3.069cm" svg:x="5.874cm" svg:y="2.276cm" svg:viewBox="0 0 4048 3070" svg:d="M0 2117c582-1217 265-741 820-1376s3228-741 3228-741c0 0-1481 106-2037 1270s-688 1800-688 1800">
          <text:p/>
        </draw:path>
        <draw:path draw:style-name="gr2" draw:text-style-name="P2" draw:layer="layout" svg:width="4.047cm" svg:height="3.069cm" draw:transform="rotate (-3.14159265358979) translate (7.19800000000503cm 7.4619999999904cm)" svg:viewBox="0 0 4048 3070" svg:d="M0 2117c582-1217 265-741 820-1376s3228-741 3228-741c0 0-1481 106-2037 1270s-688 1800-688 1800">
          <text:p/>
        </draw:path>
        <draw:line draw:style-name="gr3" draw:text-style-name="P1" draw:layer="layout" svg:x1="9.975cm" svg:y1="2.276cm" svg:x2="6.562cm" svg:y2="2.276cm">
          <text:p/>
        </draw:line>
        <draw:frame draw:style-name="gr4" draw:text-style-name="P3" draw:layer="layout" svg:width="1.19cm" svg:height="0.768cm" svg:x="7.092cm" svg:y="5.001cm">
          <draw:text-box>
            <text:p><text:span text:style-name="T1">H</text:span><text:span text:style-name="T2">c</text:span></text:p>
          </draw:text-box>
        </draw:frame>
        <draw:line draw:style-name="gr1" draw:text-style-name="P1" draw:layer="layout" svg:x1="7.329cm" svg:y1="4.795cm" svg:x2="7.329cm" svg:y2="5.112cm">
          <text:p/>
        </draw:line>
        <draw:line draw:style-name="gr5" draw:text-style-name="P1" draw:layer="layout" svg:x1="9.181cm" svg:y1="5.265cm" svg:x2="10.663cm" svg:y2="5.265cm">
          <text:p/>
        </draw:line>
        <draw:line draw:style-name="gr5" draw:text-style-name="P1" draw:layer="layout" svg:x1="5.9cm" svg:y1="2.275cm" svg:x2="5.9cm" svg:y2="1.217cm">
          <text:p/>
        </draw:line>
        <draw:frame draw:style-name="gr4" draw:text-style-name="P3" draw:layer="layout" svg:width="1.19cm" svg:height="0.768cm" svg:x="9.209cm" svg:y="5.239cm">
          <draw:text-box>
            <text:p><text:span text:style-name="T1">H</text:span></text:p>
          </draw:text-box>
        </draw:frame>
        <draw:frame draw:style-name="gr4" draw:text-style-name="P3" draw:layer="layout" svg:width="1.19cm" svg:height="0.768cm" svg:x="5.002cm" svg:y="1.482cm">
          <draw:text-box>
            <text:p><text:span text:style-name="T1">B</text:span></text:p>
          </draw:text-box>
        </draw:frame>
        <draw:frame draw:style-name="gr4" draw:text-style-name="P3" draw:layer="layout" svg:width="1.19cm" svg:height="0.768cm" svg:x="5.928cm" svg:y="1.985cm">
          <draw:text-box>
            <text:p><text:span text:style-name="T3">B</text:span><text:span text:style-name="T2">S</text:span></text:p>
          </draw:text-box>
        </draw:frame>
        <draw:frame draw:style-name="gr4" draw:text-style-name="P3" draw:layer="layout" svg:width="1.19cm" svg:height="0.768cm" svg:x="5.769cm" svg:y="2.7cm">
          <draw:text-box>
            <text:p><text:span text:style-name="T3">B</text:span><text:span text:style-name="T2">r</text:span></text:p>
          </draw:text-box>
        </draw:frame>
        <draw:line draw:style-name="gr1" draw:text-style-name="P1" draw:layer="layout" svg:x1="6.429cm" svg:y1="3.122cm" svg:x2="6.773cm" svg:y2="3.122cm">
          <text:p/>
        </draw:line>
        <draw:frame draw:style-name="gr6" draw:text-style-name="P3" draw:layer="layout" svg:width="5.9cm" svg:height="2.448cm" svg:x="11.616cm" svg:y="1.694cm">
          <draw:text-box>
            <text:p><text:span text:style-name="T3">B</text:span><text:span text:style-name="T2">S</text:span><text:span text:style-name="T3">=</text:span><text:span text:style-name="T4">Saturation flux density</text:span></text:p>
            <text:p><text:span text:style-name="T4"/></text:p>
            <text:p><text:span text:style-name="T3">B</text:span><text:span text:style-name="T2">r</text:span><text:span text:style-name="T4"> = Retentivity flux density</text:span></text:p>
            <text:p><text:span text:style-name="T4"/></text:p>
            <text:p><text:span text:style-name="T3">H</text:span><text:span text:style-name="T2">c</text:span><text:span text:style-name="T4"> = Coercive field intensity</text:span></text:p>
          </draw:text-box>
        </draw:frame>
        <draw:path draw:style-name="gr7" draw:text-style-name="P2" draw:layer="layout" svg:width="3.777cm" svg:height="1.279cm" draw:transform="rotate (0.418879020478639) translate (5.96551396643956cm 3.78370058908289cm)" svg:viewBox="0 0 3778 1280" svg:d="M65 1274c321-23-297 35 38-14 633-92 822-1005 1830-1241l1845-19">
          <text:p/>
        </draw:path>
        <draw:line draw:style-name="gr8" draw:text-style-name="P2" draw:layer="layout" svg:x1="6.828cm" svg:y1="4.125cm" svg:x2="7.084cm" svg:y2="3.528cm">
          <text:p/>
        </draw:line>
      </draw:page>
    </office:drawing>
  </office:body>
</office:document-content>
</file>

<file path=Object 2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math xmlns="http://www.w3.org/1998/Math/MathML" display="block">
  <semantics>
    <mrow>
      <mrow>
        <msub>
          <mi>R</mi>
          <mi>m</mi>
        </msub>
        <mo stretchy="false">=</mo>
        <mfrac>
          <msub>
            <mi>H</mi>
            <mi>c</mi>
          </msub>
          <msub>
            <mi>B</mi>
            <mi>m</mi>
          </msub>
        </mfrac>
      </mrow>
      <mrow>
        <mfrac>
          <msub>
            <mi>l</mi>
            <mi>m</mi>
          </msub>
          <msub>
            <mi>A</mi>
            <mi>m</mi>
          </msub>
        </mfrac>
        <mo stretchy="false">=</mo>
        <mn>400</mn>
      </mrow>
      <mrow>
        <mrow>
          <mo fence="true" stretchy="true">(</mo>
          <mrow>
            <mfrac>
              <mn>0.02</mn>
              <mrow>
                <mn>137.5</mn>
                <mi>x</mi>
                <msup>
                  <mn>10</mn>
                  <mrow>
                    <mo stretchy="false">−</mo>
                    <mn>6</mn>
                  </mrow>
                </msup>
              </mrow>
            </mfrac>
          </mrow>
          <mo fence="true" stretchy="true">)</mo>
        </mrow>
        <mo stretchy="false">=</mo>
        <mn>58.2</mn>
      </mrow>
      <mi>x</mi>
      <msup>
        <mn>10</mn>
        <mn>3</mn>
      </msup>
      <mrow>
        <mi mathvariant="italic">Amp</mi>
        <mo stretchy="false">−</mo>
        <mrow>
          <mi mathvariant="italic">turns</mi>
          <mo stretchy="false">/</mo>
          <mi mathvariant="italic">Weber</mi>
        </mrow>
      </mrow>
    </mrow>
    <annotation encoding="StarMath 5.0">R_m = H_c over B_m l_m over A_m = 400 left ( {0.02} over {137.5x10^-6}  right ) =  58.2 x 10^3 Amp-turns/Weber</annotation>
  </semantics>
</math>
</file>

<file path=Object 4/content.xml><?xml version="1.0" encoding="utf-8"?>
<math xmlns="http://www.w3.org/1998/Math/MathML" display="block">
  <semantics>
    <mrow>
      <mrow>
        <msub>
          <mi>R</mi>
          <mi>p</mi>
        </msub>
        <mo stretchy="false">=</mo>
        <mfrac>
          <mn>1</mn>
          <mi>μ</mi>
        </mfrac>
      </mrow>
      <mrow>
        <mfrac>
          <msub>
            <mi>l</mi>
            <mi>p</mi>
          </msub>
          <msub>
            <mi>A</mi>
            <mi>p</mi>
          </msub>
        </mfrac>
        <mo stretchy="false">=</mo>
        <mfrac>
          <msup>
            <mn>10</mn>
            <mn>3</mn>
          </msup>
          <mn>6</mn>
        </mfrac>
      </mrow>
      <mrow>
        <mfrac>
          <mn>0.02</mn>
          <mrow>
            <mn>530</mn>
            <mi>x</mi>
            <msup>
              <mn>10</mn>
              <mrow>
                <mo stretchy="false">−</mo>
                <mn>6</mn>
              </mrow>
            </msup>
          </mrow>
        </mfrac>
        <mo stretchy="false">=</mo>
        <mn>6.3</mn>
      </mrow>
      <mi>x</mi>
      <msup>
        <mn>10</mn>
        <mn>3</mn>
      </msup>
    </mrow>
    <annotation encoding="StarMath 5.0">R_p = 1 over %mu l_p over A_p = 10^3 over 6 0.02 over { 530 x 10^-6 } = 6.3 x 10^3</annotation>
  </semantics>
</math>
</file>

<file path=Object 5/content.xml><?xml version="1.0" encoding="utf-8"?>
<math xmlns="http://www.w3.org/1998/Math/MathML" display="block">
  <semantics>
    <mrow>
      <mrow>
        <mi>μ</mi>
        <mo stretchy="false">=</mo>
        <mn>6</mn>
      </mrow>
      <mi>x</mi>
      <msup>
        <mn>10</mn>
        <mrow>
          <mo stretchy="false">−</mo>
          <mn>3</mn>
        </mrow>
      </msup>
    </mrow>
    <annotation encoding="StarMath 5.0">%mu=6 x 10^-3</annotation>
  </semantics>
</math>
</file>

<file path=Object 6/content.xml><?xml version="1.0" encoding="utf-8"?>
<math xmlns="http://www.w3.org/1998/Math/MathML" display="block">
  <semantics>
    <mrow>
      <mrow>
        <mi>L</mi>
        <mo stretchy="false">=</mo>
        <mi>μ</mi>
      </mrow>
      <msup>
        <mi>N</mi>
        <mn>2</mn>
      </msup>
      <mrow>
        <mfrac>
          <mi>A</mi>
          <mi>l</mi>
        </mfrac>
        <mo stretchy="false">=</mo>
        <mn>6</mn>
      </mrow>
      <mi>x</mi>
      <msup>
        <mn>10</mn>
        <mrow>
          <mo stretchy="false">−</mo>
          <mn>3</mn>
        </mrow>
      </msup>
      <mi>x</mi>
      <mn>15625</mn>
      <mi>x</mi>
      <mrow>
        <mfrac>
          <mrow>
            <mn>154</mn>
            <mi>x</mi>
            <msup>
              <mn>10</mn>
              <mrow>
                <mo stretchy="false">−</mo>
                <mn>6</mn>
              </mrow>
            </msup>
          </mrow>
          <mrow>
            <mn>10</mn>
            <mi>x</mi>
            <msup>
              <mn>10</mn>
              <mrow>
                <mo stretchy="false">−</mo>
                <mn>3</mn>
              </mrow>
            </msup>
          </mrow>
        </mfrac>
        <mo stretchy="false">=</mo>
        <mn>1.44</mn>
      </mrow>
      <mi>H</mi>
    </mrow>
    <annotation encoding="StarMath 5.0">L = %mu N^2 A over l= 6 x 10^-3 x 15625 x {154 x 10^-6} over {10 x 10^-3} = 1.44 H</annotation>
  </semantics>
</math>
</file>

<file path=Object 7/content.xml><?xml version="1.0" encoding="utf-8"?>
<math xmlns="http://www.w3.org/1998/Math/MathML" display="block">
  <semantics>
    <mrow>
      <mrow>
        <msub>
          <mi>B</mi>
          <mi>g</mi>
        </msub>
        <mo stretchy="false">=</mo>
        <mfrac>
          <msub>
            <mi>H</mi>
            <mi>c</mi>
          </msub>
          <mrow>
            <msub>
              <mi>R</mi>
              <mi>m</mi>
            </msub>
            <mo stretchy="false">+</mo>
            <msub>
              <mi>R</mi>
              <mi>p</mi>
            </msub>
            <mo stretchy="false">+</mo>
            <msub>
              <mi>R</mi>
              <mi>g</mi>
            </msub>
          </mrow>
        </mfrac>
      </mrow>
      <mrow>
        <msub>
          <mi>R</mi>
          <mi>g</mi>
        </msub>
        <mo stretchy="false">=</mo>
        <msub>
          <mi>H</mi>
          <mi>c</mi>
        </msub>
      </mrow>
      <mi>x</mi>
      <mrow>
        <mn>0.965</mn>
        <mo stretchy="false">=</mo>
        <mn>58</mn>
      </mrow>
      <mrow>
        <mi mathvariant="italic">Wb</mi>
        <mo stretchy="false">/</mo>
        <msup>
          <mi>m</mi>
          <mn>2</mn>
        </msup>
      </mrow>
    </mrow>
    <annotation encoding="StarMath 5.0">B_g = H_c over { R_m + R_p + R_g } R_g = H_c x 0.965 = 58 Wb/m^2</annotation>
  </semantics>
</math>
</file>

<file path=Object 8/content.xml><?xml version="1.0" encoding="utf-8"?>
<math xmlns="http://www.w3.org/1998/Math/MathML" display="block">
  <semantics>
    <mrow>
      <mrow>
        <msub>
          <mi>R</mi>
          <mi>g</mi>
        </msub>
        <mo stretchy="false">=</mo>
        <mfrac>
          <mn>1</mn>
          <msub>
            <mi>μ</mi>
            <mi>o</mi>
          </msub>
        </mfrac>
      </mrow>
      <mrow>
        <mfrac>
          <msub>
            <mi>l</mi>
            <mi>g</mi>
          </msub>
          <msub>
            <mi>A</mi>
            <mi>g</mi>
          </msub>
        </mfrac>
        <mo stretchy="false">=</mo>
        <mfrac>
          <mn>1</mn>
          <mrow>
            <mn>4</mn>
            <mi>π</mi>
            <msup>
              <mn>10</mn>
              <mrow>
                <mo stretchy="false">−</mo>
                <mn>7</mn>
              </mrow>
            </msup>
          </mrow>
        </mfrac>
      </mrow>
      <mrow>
        <mfrac>
          <mrow>
            <mn>2</mn>
            <mi>x</mi>
            <msup>
              <mn>10</mn>
              <mrow>
                <mo stretchy="false">−</mo>
                <mn>3</mn>
              </mrow>
            </msup>
          </mrow>
          <mrow>
            <mn>880</mn>
            <mo stretchy="false">∗</mo>
            <msup>
              <mn>10</mn>
              <mrow>
                <mo stretchy="false">−</mo>
                <mn>6</mn>
              </mrow>
            </msup>
          </mrow>
        </mfrac>
        <mo stretchy="false">=</mo>
        <mn>1800</mn>
      </mrow>
      <mi>x</mi>
      <msup>
        <mn>10</mn>
        <mn>3</mn>
      </msup>
    </mrow>
    <annotation encoding="StarMath 5.0">R_g = 1 over %mu_o l_g over A_g = 1 over { 4 %pi 10^-7 } {2x10^-3} over { 880 * 10^-6 }=1800x10^3 </annotation>
  </semantics>
</math>
</file>

<file path=Object 9/content.xml><?xml version="1.0" encoding="utf-8"?>
<math xmlns="http://www.w3.org/1998/Math/MathML" display="block">
  <semantics>
    <mrow>
      <mrow>
        <mi>F</mi>
        <mo stretchy="false">=</mo>
        <mi mathvariant="italic">BIl</mi>
        <mo stretchy="false">=</mo>
        <mn>105</mn>
      </mrow>
      <mi>N</mi>
    </mrow>
    <annotation encoding="StarMath 5.0">F=BIl= 105N</annotation>
  </semantics>
</math>
</file>